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de" fo:country="DE"/>
    </style:style>
    <style:style style:name="P2" style:family="paragraph" style:parent-style-name="Standard">
      <style:text-properties fo:language="de" fo:country="DE" officeooo:rsid="000eb738" officeooo:paragraph-rsid="000eb738"/>
    </style:style>
    <style:style style:name="P3" style:family="paragraph" style:parent-style-name="Standard">
      <style:text-properties fo:language="de" fo:country="DE" officeooo:rsid="000eb738" officeooo:paragraph-rsid="000eb738"/>
    </style:style>
    <style:style style:name="P4" style:family="paragraph" style:parent-style-name="Standard">
      <style:text-properties fo:language="de" fo:country="DE" officeooo:rsid="0010160e" officeooo:paragraph-rsid="0010160e"/>
    </style:style>
    <style:style style:name="P5" style:family="paragraph" style:parent-style-name="Standard">
      <style:text-properties fo:language="de" fo:country="DE" officeooo:rsid="0011dce8" officeooo:paragraph-rsid="0011dce8"/>
    </style:style>
    <style:style style:name="P6" style:family="paragraph" style:parent-style-name="Standard">
      <style:text-properties fo:language="de" fo:country="DE" officeooo:rsid="0012f4e1" officeooo:paragraph-rsid="0012f4e1"/>
    </style:style>
    <style:style style:name="T1" style:family="text">
      <style:text-properties officeooo:rsid="0000ecb7"/>
    </style:style>
    <style:style style:name="T2" style:family="text">
      <style:text-properties officeooo:rsid="0001961c"/>
    </style:style>
    <style:style style:name="T3" style:family="text">
      <style:text-properties officeooo:rsid="0002d320"/>
    </style:style>
    <style:style style:name="T4" style:family="text">
      <style:text-properties officeooo:rsid="0004ae30"/>
    </style:style>
    <style:style style:name="T5" style:family="text">
      <style:text-properties officeooo:rsid="000775ee"/>
    </style:style>
    <style:style style:name="T6" style:family="text">
      <style:text-properties officeooo:rsid="0008ba4a"/>
    </style:style>
    <style:style style:name="T7" style:family="text">
      <style:text-properties officeooo:rsid="000a5f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<text:span text:style-name="T1">Deckblatt</text:span></text:p>
      <text:p text:style-name="P1">- <text:span text:style-name="T1">3 Seiten</text:span></text:p>
      <text:p text:style-name="P1">- <text:span text:style-name="T1">schicken: PDF und LateX</text:span></text:p>
      <text:p text:style-name="P1">- <text:span text:style-name="T2">Begründung fürs Thema (Themenfindung)</text:span></text:p>
      <text:p text:style-name="P1">- <text:span text:style-name="T3">Gliedern</text:span></text:p>
      <text:p text:style-name="P1">- <text:span text:style-name="T4">Zeitplan und Termine</text:span></text:p>
      <text:p text:style-name="P1">- <text:span text:style-name="T4">Befragung</text:span></text:p>
      <text:p text:style-name="P1">- <text:span text:style-name="T4">für Programmierung: Reihenfolge: erst Text oder erst Programmierung?</text:span></text:p>
      <text:p text:style-name="P1">- <text:span text:style-name="T5">Abgabe: Mittwoch vor den Osterferien (24.03), für mich Ende Osterferien</text:span></text:p>
      <text:p text:style-name="P1">- <text:span text:style-name="T6">Max darüberlegen lassen</text:span></text:p>
      <text:p text:style-name="P1">- <text:span text:style-name="T7">kann Teil der Arbeit sein, muss nicht</text:span></text:p>
      <text:p text:style-name="P1"/>
      <text:p text:style-name="P1"/>
      <text:p text:style-name="P1"/>
      <text:p text:style-name="P2">Contents:</text:p>
      <text:p text:style-name="P2"/>
      <text:p text:style-name="P2">Sinn/Einleitung/ Um was geht es?</text:p>
      <text:p text:style-name="P2">Themenfindung</text:p>
      <text:p text:style-name="P2">Vorhaben / Was wird untersucht?</text:p>
      <text:p text:style-name="P2">Allgemeiner Forschungsstand </text:p>
      <text:p text:style-name="P2"/>
      <text:p text:style-name="P2"/>
      <text:p text:style-name="P2"/>
      <text:p text:style-name="P4">Einleitung</text:p>
      <text:p text:style-name="P4">Themenfindung</text:p>
      <text:p text:style-name="P4"><text:tab/>Maschinen</text:p>
      <text:p text:style-name="P4"><text:tab/>Trading</text:p>
      <text:p text:style-name="P4"><text:tab/>Aktien und Cryptowährungen</text:p>
      <text:p text:style-name="P4">Allgemeiner Forschungsstand</text:p>
      <text:p text:style-name="P4"><text:tab/>Trading mit Indikatoren</text:p>
      <text:p text:style-name="P4"><text:tab/>Programme beim Trading</text:p>
      <text:p text:style-name="P4">Eigenes Vorhaben</text:p>
      <text:p text:style-name="P4"><text:tab/>Vorgehensweise</text:p>
      <text:p text:style-name="P4"><text:tab/>Ziel</text:p>
      <text:p text:style-name="P4"/>
      <text:p text:style-name="P4"/>
      <text:p text:style-name="P4"/>
      <text:p text:style-name="P4"/>
      <text:p text:style-name="P5">Fragen:</text:p>
      <text:p text:style-name="P5">Fremdwörter und Fachbegriffe?</text:p>
      <text:p text:style-name="P5">Max einbeziehen, nennen?</text:p>
      <text:p text:style-name="P6">Mehr Seiten wegen Gliederung (viel freier Platz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1-04-09T19:41:18.558000000</dc:date>
    <meta:editing-duration>PT12H31M39S</meta:editing-duration>
    <meta:editing-cycles>17</meta:editing-cycles>
    <meta:document-statistic meta:table-count="0" meta:image-count="0" meta:object-count="0" meta:page-count="1" meta:paragraph-count="31" meta:word-count="102" meta:character-count="734" meta:non-whitespace-character-count="655"/>
  </office:meta>
</office:document-meta>
</file>